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top="0cm" fo:margin-bottom="0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actical uses of the Zenity dialog box</text:h>
      <text:p text:style-name="Text_20_body"><text:a xlink:type="simple" xlink:href="https://blog.desdelinux.net/en/author/let%27s-use-linux/" text:style-name="Internet_20_link" text:visited-style-name="Visited_20_Internet_20_Link">Alexander (aka KZKG ^ Gaara)</text:a> | | <text:a xlink:type="simple" xlink:href="https://blog.desdelinux.net/en/linux/" text:style-name="Internet_20_link" text:visited-style-name="Visited_20_Internet_20_Link">GNU / Linux</text:a>, <text:a xlink:type="simple" xlink:href="https://blog.desdelinux.net/en/Tutoriales/" text:style-name="Internet_20_link" text:visited-style-name="Visited_20_Internet_20_Link">Tutorials / Manuals / Tips</text:a></text:p>
      <text:p text:style-name="P3">I frequent the forums in my country a lot… and honestly, it is rare to find something interesting. However, in one of those forums, there is a user who has made two interesting posts about Linux, and this is the first one (which I want to share with you):</text:p>
      <text:h text:style-name="Heading_20_3" text:outline-level="3">Practical uses of the Zenity dialog box</text:h>
      <text:p text:style-name="P3">Zenity is a set of graphical dialog boxes that gtk libraries use, with this program we can enter data, select a list of tasks, show us the information resulting from a given process, allow us to make an interruption before or during a certain process, among others functions.</text:p>
      <text:p text:style-name="P3">Zenity consists of around 13 graphical dialog boxes, let's see what these are and their possible combinations:</text:p>
      <text:p text:style-name="Text_20_body"><text:span text:style-name="Strong_20_Emphasis">1-</text:span> To show us a calendar and select a desired date (this date will be shown in numerical format once selected):</text:p>
      <text:p text:style-name="Text_20_body"><text:span text:style-name="Source_20_Text">zenity --calendar</text:span></text:p>
      <text:p text:style-name="Text_20_body"><text:span text:style-name="Strong_20_Emphasis">2-</text:span> To enter text (very useful when requesting data or the name of a file)</text:p>
      <text:p text:style-name="Text_20_body"><text:span text:style-name="Source_20_Text">zenity --entry</text:span></text:p>
      <text:p text:style-name="Text_20_body">Combine them correctly so that it asks us for the data to enter</text:p>
      <text:p text:style-name="Text_20_body"><text:span text:style-name="Source_20_Text">zenity --entry --text "Escriba el nombre del archivo"</text:span></text:p>
      <text:p text:style-name="Text_20_body"><text:span text:style-name="Strong_20_Emphasis">3-</text:span> To inform us that an error has occurred</text:p>
      <text:p text:style-name="Text_20_body"><text:span text:style-name="Source_20_Text">zenity --error --text "Imposible continuar"</text:span></text:p>
      <text:p text:style-name="Text_20_body"><text:span text:style-name="Strong_20_Emphasis">4-</text:span> To select a file</text:p>
      <text:p text:style-name="Text_20_body"><text:span text:style-name="Source_20_Text">zenity --file-selection $HOME</text:span></text:p>
      <text:p text:style-name="Text_20_body">Adding this option allows us to select several files:<text:line-break/><text:span text:style-name="Source_20_Text">--multiple</text:span></text:p>
      <text:p text:style-name="Text_20_body">With this you will select only the folders<text:line-break/><text:span text:style-name="Source_20_Text">--directory</text:span></text:p>
      <text:p text:style-name="Text_20_body">With this instead of selecting we will be activating the save option<text:line-break/><text:span text:style-name="Source_20_Text">--save</text:span></text:p>
      <text:p text:style-name="Text_20_body">With this we will prevent an existing file from being overwritten:<text:line-break/><text:span text:style-name="Source_20_Text">--confirm-overwrite</text:span></text:p>
      <text:p text:style-name="Text_20_body"><text:span text:style-name="Strong_20_Emphasis">5-</text:span> Show us certain information</text:p>
      <text:p text:style-name="Text_20_body"><text:span text:style-name="Source_20_Text">zenity --info *text "Información a mostrar"</text:span></text:p>
      <text:p text:style-name="Text_20_body"><text:soft-page-break/><text:span text:style-name="Strong_20_Emphasis">6-</text:span> Show us a list of options and select one or a group of these:<text:line-break/><text:span text:style-name="Source_20_Text">zenity --list --column "nombre de columna" "opcion1" "opción2" "opción3" "opción4"</text:span></text:p>
      <text:p text:style-name="Text_20_body">Now what happens if we want to have a list of actions for certain files, but we want the name of the action to be performed to be displayed. To achieve this we have to use these two options (–hide-column value and * print-column value) it would look like this:</text:p>
      <text:p text:style-name="Text_20_body"><text:span text:style-name="Source_20_Text">zenity --hide-column 2 --print-column 2 --list --column "nombre de columna" --column "columna oculta" "nombre1" "comando1" "nombre2" "comando2"</text:span></text:p>
      <text:p text:style-name="Text_20_body">If we want to select more than one action at a time, we must add these two options<text:line-break/>Text that will separate the chosen sequence from the other (in this case we add this »» which means a space<text:line-break/><text:span text:style-name="Source_20_Text">--separator=" "</text:span></text:p>
      <text:p text:style-name="Text_20_body">And the option that will allow us to select more than one action at a time<text:line-break/><text:span text:style-name="Source_20_Text">--multiple</text:span></text:p>
      <text:p text:style-name="Text_20_body"><text:span text:style-name="Strong_20_Emphasis">7-</text:span> Show us a notification in the menu bar</text:p>
      <text:p text:style-name="Text_20_body"><text:span text:style-name="Source_20_Text">zenity *notification *text "Texto deseado"</text:span></text:p>
      <text:p text:style-name="Text_20_body"><text:span text:style-name="Strong_20_Emphasis">8-</text:span> Show us the progress of a given process:<text:line-break/><text:span text:style-name="Source_20_Text">zenity --progress --pulsate</text:span></text:p>
      <text:p text:style-name="Text_20_body"><text:span text:style-name="Strong_20_Emphasis">9-</text:span> With this it will show us a question and we can choose whether or not we want to continue with the process:</text:p>
      <text:p text:style-name="Text_20_body"><text:span text:style-name="Source_20_Text">zenity --question --text "Desea Continuar"</text:span></text:p>
      <text:p text:style-name="Text_20_body"><text:span text:style-name="Strong_20_Emphasis">10</text:span> With this we can receive the result of a sequence in the console such as the list of a file search, help queries, among others:</text:p>
      <text:p text:style-name="Text_20_body"><text:span text:style-name="Source_20_Text">zenity --text-info zenity --help-all | zenity --text-info</text:span></text:p>
      <text:p text:style-name="Text_20_body"><text:span text:style-name="Strong_20_Emphasis">11</text:span> This can inform us that the process has been interrupted.</text:p>
      <text:p text:style-name="Text_20_body"><text:span text:style-name="Source_20_Text">zenity --warning --text "El proceso ha fallado" ls /media/carpeta || zenity --warning --text "No existe el directorio"</text:span></text:p>
      <text:p text:style-name="Text_20_body"><text:span text:style-name="Strong_20_Emphasis">12</text:span> With this we can select a given number by means of a slider bar:</text:p>
      <text:p text:style-name="Text_20_body"><text:span text:style-name="Source_20_Text">zenity --scale</text:span></text:p>
      <text:p text:style-name="Text_20_body">By adding this option we can define the minimum value:<text:line-break/><text:span text:style-name="Source_20_Text">--value 60 --min-value 60</text:span><text:line-break/>(the –value option should never be less than * min-value)</text:p>
      <text:p text:style-name="Text_20_body">With this we select the maximum value<text:line-break/><text:span text:style-name="Source_20_Text">--max-value 100</text:span></text:p>
      <text:p text:style-name="P3"><text:span text:style-name="Strong_20_Emphasis">13</text:span> With this it will show us a dialog box with which we can select a desired color and take the color from the other side with the so-called color selector dropper.<text:line-break/><text:span text:style-name="Source_20_Text">zenity --color-selection --show-palette</text:span></text:p>
      <text:p text:style-name="P3"><text:soft-page-break/>After seeing which are the dialog boxes available in this program, let's see some practical examples with these:</text:p>
      <text:p text:style-name="Text_20_body">- Let's see how we can mix the text input dialog box<text:line-break/>using a script:</text:p>
      <text:p text:style-name="Text_20_body"><text:span text:style-name="Source_20_Text">#!/bin/bash</text:span></text:p>
      <text:p text:style-name="Text_20_body"><text:span text:style-name="Source_20_Text">#Darle a una palabra una secuencia de comandos.</text:span></text:p>
      <text:p text:style-name="Text_20_body"><text:span text:style-name="Source_20_Text">archivo="`zenity --entry --text "Escriba el nombre del archivo"`"</text:span></text:p>
      <text:p text:style-name="Text_20_body"><text:span text:style-name="Source_20_Text">#comando para renombrar</text:span></text:p>
      <text:p text:style-name="Text_20_body"><text:span text:style-name="Source_20_Text">mv "$@" "`dirname "$@"`"/"$archivo"</text:span></text:p>
      <text:p text:style-name="Text_20_body">- Let's see how to combine the dialog box number 12 of numerical scales:<text:line-break/>(This is a simple script to lower the quality of the jpg images and thus reduce the space it occupies on our disks)</text:p>
      <text:p text:style-name="Text_20_body"><text:span text:style-name="Source_20_Text">#!/bin/bash</text:span></text:p>
      <text:p text:style-name="Text_20_body"><text:span text:style-name="Source_20_Text">#Darle a una palabra una secuencia de comandos.</text:span></text:p>
      <text:p text:style-name="Text_20_body"><text:span text:style-name="Source_20_Text">foto="`zenity --scale --value 80 --min-value 60 --max-value 100`"</text:span></text:p>
      <text:p text:style-name="Text_20_body"><text:span text:style-name="Source_20_Text">#comando para comprimir la imagen</text:span></text:p>
      <text:p text:style-name="Text_20_body"><text:span text:style-name="Source_20_Text">mogrify -compress jpeg -quality "$foto%" "$@"</text:span></text:p>
      <text:p text:style-name="Text_20_body">- Let's see another example where we will use the color selector dialog box where we will add a frame of the color that we select to a photo:</text:p>
      <text:p text:style-name="Text_20_body"><text:span text:style-name="Source_20_Text">#!/bin/bash</text:span></text:p>
      <text:p text:style-name="Text_20_body"><text:span text:style-name="Source_20_Text">#Darle a una palabra una secuencia de comandos.</text:span></text:p>
      <text:p text:style-name="Text_20_body"><text:span text:style-name="Source_20_Text">foto="`zenity --color-selection --show-palette`" marco="`zenity --entry --text "Seleccione el rango deseado 6x6"`"</text:span></text:p>
      <text:p text:style-name="Text_20_body"><text:span text:style-name="Source_20_Text">#comando para agregarle el marco</text:span></text:p>
      <text:p text:style-name="Text_20_body"><text:span text:style-name="Source_20_Text">mogrify -border $marco -bordercolor $foto "$@"</text:span></text:p>
      <text:p text:style-name="Text_20_body">- Let's see an example with the error messages dialog box:</text:p>
      <text:p text:style-name="Text_20_body"><text:span text:style-name="Source_20_Text">#!/bin/bash</text:span></text:p>
      <text:p text:style-name="Text_20_body"><text:span text:style-name="Source_20_Text">rm "$@" || zenity --error --text "Imposible de eliminar esto es una carpeta"</text:span></text:p>
      <text:p text:style-name="Text_20_body">As you can see, if someone tries to delete a folder, the process returns an error so the chain continues thanks to these || operators.</text:p>
      <text:p text:style-name="Text_20_body">- Let's see now what we can do with the dialog box number 6, selecting the actions that we will perform on a certain file:</text:p>
      <text:p text:style-name="Text_20_body"><text:span text:style-name="Source_20_Text">#!/bin/bash</text:span></text:p>
      <text:p text:style-name="Text_20_body"><text:soft-page-break/><text:span text:style-name="Source_20_Text">actions="`zenity --multiple --separator="" --hide-column 2 --print-column 2 --list --column "nombre de columna" --column "columna oculta" "comprimir un 80%" " -compress jpeg -quality 80%" "Cambiar tamaño a 800x600" " -resize 800x600"`"</text:span></text:p>
      <text:p text:style-name="Text_20_body"><text:span text:style-name="Source_20_Text">#Comando</text:span></text:p>
      <text:p text:style-name="Text_20_body"><text:span text:style-name="Source_20_Text">mogrify$actions "$@"</text:span></text:p>
      <text:p text:style-name="Text_20_body">Note that there is a space in the command box since it does not allow the text to start with a hyphen, therefore the delimiter in this case has to be null –separator = »».</text:p>
      <text:p text:style-name="Text_20_body">- Let's see another example with the progress dialog box</text:p>
      <text:p text:style-name="Text_20_body"><text:span text:style-name="Source_20_Text">#!/bin/bash</text:span></text:p>
      <text:p text:style-name="Text_20_body"><text:span text:style-name="Source_20_Text">#Script para eliminar</text:span></text:p>
      <text:p text:style-name="Text_20_body"><text:span text:style-name="Source_20_Text">zenity --question --text "Desea borrara las imágenes dentro de esta carpeta `basename "$@"`" &amp;&amp; find "$@" -name *.jpg -delete | zenity --list --progress * pulsate</text:span></text:p>
      <text:p text:style-name="Text_20_body">... Well this is it.</text:p>
      <text:p text:style-name="Text_20_body">I hope I can bring you more posts that are interesting.</text:p>
      <text:p text:style-name="Text_20_body">regards</text:p>
      <text:p text:style-name="P2"><text:a xlink:type="simple" xlink:href="https://blog.desdelinux.net/en/practical-uses-of-the-zenity-dialog-box/" text:style-name="Internet_20_link" text:visited-style-name="Visited_20_Internet_20_Link">https://blog.desdelinux.net/en/practical-uses-of-the-zenity-dialog-box/</text:a></text:p>
      <text:p text:style-name="P2"/>
      <text:h text:style-name="P1" text:outline-level="1"><text:a xlink:type="simple" xlink:href="https://askubuntu.com/questions/624618/zenity-alike-file-browser-with-custom-filesystem-root" text:style-name="Internet_20_link" text:visited-style-name="Visited_20_Internet_20_Link">Zenity (alike) File Browser with custom filesystem Root</text:a></text:h>
      <text:p text:style-name="P5">Asked </text:p>
      <text:p text:style-name="P5">Active <text:a xlink:type="simple" xlink:href="https://askubuntu.com/questions/624618/zenity-alike-file-browser-with-custom-filesystem-root?lastactivity" text:style-name="Internet_20_link" text:visited-style-name="Visited_20_Internet_20_Link">5 years, 11 months ago</text:a> </text:p>
      <text:p text:style-name="P5">Viewed 270 times </text:p>
      <text:p text:style-name="P4">I am creating ubuntu application which need to display file browser from command line, and request file selection from user.</text:p>
      <text:p text:style-name="Text_20_body">I am aware usage of <text:span text:style-name="Source_20_Text">zenity --file-selection --file-filter="MP3 Files | *.mp3"</text:span></text:p>
      <text:p text:style-name="Text_20_body">Using zenity script above should satisfy my need of requesting user selected mp3 file.</text:p>
      <text:p text:style-name="Text_20_body">But aside from requesting file, I need to hide or prevent user from browsing the entire computer drive, like going to /home/myapp_user and see all the contents inside, or simply see the folders inside <text:span text:style-name="Source_20_Text">/etc</text:span>, the rule is, user may only see whatever contained within /media directory.</text:p>
      <text:p text:style-name="Text_20_body">Is there any tools (like zenity) to provide File Browser, but only at <text:span text:style-name="Source_20_Text">/media</text:span> directory, in other words, I need to put the root directory to <text:span text:style-name="Source_20_Text">/media</text:span> only. So for this file-selection-dialog, <text:span text:style-name="Source_20_Text">/media</text:span> is the top directory and can't go up.</text:p>
      <text:p text:style-name="Text_20_body">On java, this <text:a xlink:type="simple" xlink:href="https://tips4java.wordpress.com/2009/01/28/single-root-file-chooser/" text:style-name="Internet_20_link" text:visited-style-name="Visited_20_Internet_20_Link">link</text:a> describes what I need.</text:p>
      <text:p text:style-name="Text_20_body">As additional info, I am creating kiosk-alike application which lock down terminal, and other ubuntu application. But i still need to hide file system view on this file selection dialog.</text:p>
      <text:p text:style-name="Text_20_body">this question is also asked at <text:a xlink:type="simple" xlink:href="https://stackoverflow.com/questions/30279727/zenity-alike-file-browser-with-custom-filesystem-root" text:style-name="Internet_20_link" text:visited-style-name="Visited_20_Internet_20_Link">https://stackoverflow.com/questions/30279727/zenity-alike-file-browser-with-custom-filesystem-root</text:a> . I'm sorry if this is considered as duplication.</text:p>
      <text:p text:style-name="Text_20_body">Thank you.</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6:28:40.452771256</meta:creation-date>
    <dc:date>2021-05-08T19:10:31.975722881</dc:date>
    <meta:editing-duration>PT2H31M41S</meta:editing-duration>
    <meta:editing-cycles>2</meta:editing-cycles>
    <meta:generator>LibreOffice/6.4.7.2$Linux_X86_64 LibreOffice_project/40$Build-2</meta:generator>
    <meta:document-statistic meta:table-count="0" meta:image-count="0" meta:object-count="0" meta:page-count="5" meta:paragraph-count="91" meta:word-count="1285" meta:character-count="7308" meta:non-whitespace-character-count="6175"/>
  </office:meta>
</office:document-meta>
</file>